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1.1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Stückzahl</text:p>
          </table:table-cell>
        </table:table-row>
        <table:table-row table:style-name="ro1">
          <table:table-cell office:value-type="string" calcext:value-type="string">
            <text:p>Bumper link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mper recht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ttelplat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bwicklung Spiegelhalterung obe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bwicklung Spielgelhalterung unte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merahalteru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bwicklung Schussaufnahm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bwicklung Ballanschla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undplatte Dribbl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ribbler Motorhalteru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if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d</text:p>
          </table:table-cell>
          <table:table-cell table:formula="of:=3*3*2" office:value-type="float" office:value="18" calcext:value-type="float">
            <text:p>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2T11:50:05.543001280</meta:creation-date>
    <dc:date>2019-08-02T11:55:05.549382651</dc:date>
    <meta:editing-duration>PT5M</meta:editing-duration>
    <meta:editing-cycles>1</meta:editing-cycles>
    <meta:document-statistic meta:table-count="1" meta:cell-count="25" meta:object-count="0"/>
    <meta:generator>LibreOffice/6.2.1.2$MacOSX_X86_64 LibreOffice_project/7bcb35dc3024a62dea0caee87020152d1ee96e71</meta:generator>
  </office:meta>
</office:document-meta>
</file>